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d4d4d4"/>
    </style:style>
    <style:style style:name="T3" style:family="text">
      <style:text-properties fo:color="#4ec9b0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c586c0"/>
    </style:style>
    <style:style style:name="T7" style:family="text">
      <style:text-properties fo:color="#ce9178"/>
    </style:style>
    <style:style style:name="T8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?php</text:p>
      <text:p text:style-name="P5"/>
      <text:p text:style-name="P1"><text:span text:style-name="T1">namespace</text:span><text:span text:style-name="T2"> </text:span><text:span text:style-name="T3">App\Http\Controllers</text:span><text:span text:style-name="T2">;</text:span></text:p>
      <text:p text:style-name="P5"/>
      <text:p text:style-name="P1"><text:span text:style-name="T1">use</text:span><text:span text:style-name="T2"> Illuminate\Http\</text:span><text:span text:style-name="T3">Request</text:span><text:span text:style-name="T2">;</text:span></text:p>
      <text:p text:style-name="P1"><text:span text:style-name="T1">use</text:span><text:span text:style-name="T2"> Illuminate\Support\Facades\</text:span><text:span text:style-name="T3">DB</text:span><text:span text:style-name="T2">;</text:span></text:p>
      <text:p text:style-name="P1"><text:span text:style-name="T1">use</text:span><text:span text:style-name="T2"> App\Models\</text:span><text:span text:style-name="T3">Business</text:span><text:span text:style-name="T2">;</text:span></text:p>
      <text:p text:style-name="P5"/>
      <text:p text:style-name="P1"><text:span text:style-name="T1">class</text:span><text:span text:style-name="T2"> </text:span><text:span text:style-name="T3">BusinessController</text:span><text:span text:style-name="T2"> </text:span><text:span text:style-name="T1">extends</text:span><text:span text:style-name="T2"> </text:span><text:span text:style-name="T3">Controller</text:span></text:p>
      <text:p text:style-name="P3">{</text:p>
      <text:p text:style-name="P1"><text:span text:style-name="T1">public</text:span><text:span text:style-name="T2"> </text:span><text:span text:style-name="T1">function</text:span><text:span text:style-name="T2"> </text:span><text:span text:style-name="T4">create</text:span><text:span text:style-name="T2">()</text:span></text:p>
      <text:p text:style-name="P3">{</text:p>
      <text:p text:style-name="P1"><text:span text:style-name="T5">$business</text:span><text:span text:style-name="T2"> = </text:span><text:span text:style-name="T3">Business</text:span><text:span text:style-name="T2">::</text:span><text:span text:style-name="T4">first</text:span><text:span text:style-name="T2">();</text:span></text:p>
      <text:p text:style-name="P5"/>
      <text:p text:style-name="P1"><text:span text:style-name="T6">return</text:span><text:span text:style-name="T2"> </text:span><text:span text:style-name="T4">view</text:span><text:span text:style-name="T2">(</text:span><text:span text:style-name="T7">'venture'</text:span><text:span text:style-name="T2">, </text:span><text:span text:style-name="T4">compact</text:span><text:span text:style-name="T2">(</text:span><text:span text:style-name="T7">'business'</text:span><text:span text:style-name="T2">)); </text:span><text:span text:style-name="T8">// Points to 'resources/views/ventures.blade.php'</text:span></text:p>
      <text:p text:style-name="P3">}</text:p>
      <text:p text:style-name="P5"/>
      <text:p text:style-name="P1"><text:span text:style-name="T1">public</text:span><text:span text:style-name="T2"> </text:span><text:span text:style-name="T1">function</text:span><text:span text:style-name="T2"> </text:span><text:span text:style-name="T4">store</text:span><text:span text:style-name="T2">(</text:span><text:span text:style-name="T3">Request</text:span><text:span text:style-name="T2"> </text:span><text:span text:style-name="T5">$request</text:span><text:span text:style-name="T2">)</text:span></text:p>
      <text:p text:style-name="P3">{</text:p>
      <text:p text:style-name="P1"><text:span text:style-name="T5">$validated</text:span><text:span text:style-name="T2"> = </text:span><text:span text:style-name="T5">$request</text:span><text:span text:style-name="T2">-&gt;</text:span><text:span text:style-name="T4">validate</text:span><text:span text:style-name="T2">([</text:span></text:p>
      <text:p text:style-name="P1"><text:span text:style-name="T7">'company_name'</text:span><text:span text:style-name="T2"> =&gt; </text:span><text:span text:style-name="T7">'required|string'</text:span><text:span text:style-name="T2">,</text:span></text:p>
      <text:p text:style-name="P1"><text:span text:style-name="T7">'tagline'</text:span><text:span text:style-name="T2"> =&gt; </text:span><text:span text:style-name="T7">'required|string'</text:span><text:span text:style-name="T2">,</text:span></text:p>
      <text:p text:style-name="P1"><text:span text:style-name="T7">'founding_date'</text:span><text:span text:style-name="T2"> =&gt; </text:span><text:span text:style-name="T7">'required|date'</text:span><text:span text:style-name="T2">,</text:span></text:p>
      <text:p text:style-name="P1"><text:span text:style-name="T7">'pitch'</text:span><text:span text:style-name="T2"> =&gt; </text:span><text:span text:style-name="T7">'required|string'</text:span><text:span text:style-name="T2">,</text:span></text:p>
      <text:p text:style-name="P1"><text:span text:style-name="T7">'pitch_video_url'</text:span><text:span text:style-name="T2"> =&gt; </text:span><text:span text:style-name="T7">'required|url'</text:span><text:span text:style-name="T2">,</text:span></text:p>
      <text:p text:style-name="P1"><text:span text:style-name="T7">'full_address'</text:span><text:span text:style-name="T2"> =&gt; </text:span><text:span text:style-name="T7">'required|string'</text:span><text:span text:style-name="T2">,</text:span></text:p>
      <text:p text:style-name="P1"><text:span text:style-name="T7">'phone_no'</text:span><text:span text:style-name="T2"> =&gt; </text:span><text:span text:style-name="T7">'nullable|string'</text:span><text:span text:style-name="T2">,</text:span></text:p>
      <text:p text:style-name="P1"><text:span text:style-name="T7">'stage'</text:span><text:span text:style-name="T2"> =&gt; </text:span><text:span text:style-name="T7">'required|string'</text:span><text:span text:style-name="T2">,</text:span></text:p>
      <text:p text:style-name="P1"><text:span text:style-name="T7">'customers'</text:span><text:span text:style-name="T2"> =&gt; </text:span><text:span text:style-name="T7">'nullable|array'</text:span><text:span text:style-name="T2">,</text:span></text:p>
      <text:p text:style-name="P1"><text:span text:style-name="T7">'customer_base'</text:span><text:span text:style-name="T2"> =&gt; </text:span><text:span text:style-name="T7">'nullable|array'</text:span><text:span text:style-name="T2">,</text:span></text:p>
      <text:p text:style-name="P1"><text:span text:style-name="T7">'sectors'</text:span><text:span text:style-name="T2"> =&gt; </text:span><text:span text:style-name="T7">'nullable|array'</text:span><text:span text:style-name="T2">,</text:span></text:p>
      <text:p text:style-name="P1"><text:span text:style-name="T7">'countries'</text:span><text:span text:style-name="T2"> =&gt; </text:span><text:span text:style-name="T7">'nullable|array'</text:span><text:span text:style-name="T2">,</text:span></text:p>
      <text:p text:style-name="P1"><text:span text:style-name="T7">'website'</text:span><text:span text:style-name="T2"> =&gt; </text:span><text:span text:style-name="T7">'nullable|url'</text:span><text:span text:style-name="T2">,</text:span></text:p>
      <text:p text:style-name="P1"><text:span text:style-name="T7">'instagram'</text:span><text:span text:style-name="T2"> =&gt; </text:span><text:span text:style-name="T7">'nullable|url'</text:span><text:span text:style-name="T2">,</text:span></text:p>
      <text:p text:style-name="P1"><text:span text:style-name="T7">'facebook'</text:span><text:span text:style-name="T2"> =&gt; </text:span><text:span text:style-name="T7">'nullable|url'</text:span><text:span text:style-name="T2">,</text:span></text:p>
      <text:p text:style-name="P1"><text:span text:style-name="T7">'linkedin'</text:span><text:span text:style-name="T2"> =&gt; </text:span><text:span text:style-name="T7">'nullable|url'</text:span><text:span text:style-name="T2">,</text:span></text:p>
      <text:p text:style-name="P1"><text:span text:style-name="T7">'twitter'</text:span><text:span text:style-name="T2"> =&gt; </text:span><text:span text:style-name="T7">'nullable|url'</text:span><text:span text:style-name="T2">,</text:span></text:p>
      <text:p text:style-name="P1"><text:span text:style-name="T7">'youtube'</text:span><text:span text:style-name="T2"> =&gt; </text:span><text:span text:style-name="T7">'nullable|url'</text:span><text:span text:style-name="T2">,</text:span></text:p>
      <text:p text:style-name="P1"><text:span text:style-name="T7">'tiktok'</text:span><text:span text:style-name="T2"> =&gt; </text:span><text:span text:style-name="T7">'nullable|url'</text:span><text:span text:style-name="T2">,</text:span></text:p>
      <text:p text:style-name="P3">]);</text:p>
      <text:p text:style-name="P5"/>
      <text:p text:style-name="P1"><text:span text:style-name="T5">$business</text:span><text:span text:style-name="T2"> = </text:span><text:span text:style-name="T1">new</text:span><text:span text:style-name="T2"> </text:span><text:span text:style-name="T3">Business</text:span><text:span text:style-name="T2">();</text:span></text:p>
      <text:p text:style-name="P1"><text:span text:style-name="T5">$business</text:span><text:span text:style-name="T2">-&gt;</text:span><text:span text:style-name="T5">company_name</text:span><text:span text:style-name="T2"> = </text:span><text:span text:style-name="T5">$request</text:span><text:span text:style-name="T2">-&gt;</text:span><text:span text:style-name="T5">company_name</text:span><text:span text:style-name="T2">;</text:span></text:p>
      <text:p text:style-name="P1"><text:span text:style-name="T5">$business</text:span><text:span text:style-name="T2">-&gt;</text:span><text:span text:style-name="T5">tagline</text:span><text:span text:style-name="T2"> = </text:span><text:span text:style-name="T5">$request</text:span><text:span text:style-name="T2">-&gt;</text:span><text:span text:style-name="T5">tagline</text:span><text:span text:style-name="T2">;</text:span></text:p>
      <text:p text:style-name="P1"><text:span text:style-name="T5">$business</text:span><text:span text:style-name="T2">-&gt;</text:span><text:span text:style-name="T5">founding_date</text:span><text:span text:style-name="T2"> = </text:span><text:span text:style-name="T5">$request</text:span><text:span text:style-name="T2">-&gt;</text:span><text:span text:style-name="T5">founding_date</text:span><text:span text:style-name="T2">;</text:span></text:p>
      <text:p text:style-name="P1"><text:span text:style-name="T5">$business</text:span><text:span text:style-name="T2">-&gt;</text:span><text:span text:style-name="T5">pitch</text:span><text:span text:style-name="T2"> = </text:span><text:span text:style-name="T5">$request</text:span><text:span text:style-name="T2">-&gt;</text:span><text:span text:style-name="T5">pitch</text:span><text:span text:style-name="T2">;</text:span></text:p>
      <text:p text:style-name="P1"><text:span text:style-name="T5">$business</text:span><text:span text:style-name="T2">-&gt;</text:span><text:span text:style-name="T5">pitch_video_url</text:span><text:span text:style-name="T2"> = </text:span><text:span text:style-name="T5">$request</text:span><text:span text:style-name="T2">-&gt;</text:span><text:span text:style-name="T5">pitch_video_url</text:span><text:span text:style-name="T2">;</text:span></text:p>
      <text:p text:style-name="P1"><text:span text:style-name="T5">$business</text:span><text:span text:style-name="T2">-&gt;</text:span><text:span text:style-name="T5">full_address</text:span><text:span text:style-name="T2"> = </text:span><text:span text:style-name="T5">$request</text:span><text:span text:style-name="T2">-&gt;</text:span><text:span text:style-name="T5">full_address</text:span><text:span text:style-name="T2">;</text:span></text:p>
      <text:p text:style-name="P1"><text:span text:style-name="T5">$business</text:span><text:span text:style-name="T2">-&gt;</text:span><text:span text:style-name="T5">phone_number</text:span><text:span text:style-name="T2"> = </text:span><text:span text:style-name="T5">$request</text:span><text:span text:style-name="T2">-&gt;</text:span><text:span text:style-name="T5">phone_no</text:span><text:span text:style-name="T2">;</text:span></text:p>
      <text:p text:style-name="P1"><text:span text:style-name="T5">$business</text:span><text:span text:style-name="T2">-&gt;</text:span><text:span text:style-name="T5">stage</text:span><text:span text:style-name="T2"> = </text:span><text:span text:style-name="T5">$request</text:span><text:span text:style-name="T2">-&gt;</text:span><text:span text:style-name="T5">stage</text:span><text:span text:style-name="T2">;</text:span></text:p>
      <text:p text:style-name="P5"><text:soft-page-break/></text:p>
      <text:p text:style-name="P4">// Join arrays into strings</text:p>
      <text:p text:style-name="P1"><text:span text:style-name="T5">$business</text:span><text:span text:style-name="T2">-&gt;</text:span><text:span text:style-name="T5">what</text:span><text:span text:style-name="T2"> = </text:span><text:span text:style-name="T5">$request</text:span><text:span text:style-name="T2">-&gt;</text:span><text:span text:style-name="T5">customers</text:span><text:span text:style-name="T2"> ? </text:span><text:span text:style-name="T4">implode</text:span><text:span text:style-name="T2">(</text:span><text:span text:style-name="T7">','</text:span><text:span text:style-name="T2">, </text:span><text:span text:style-name="T5">$request</text:span><text:span text:style-name="T2">-&gt;</text:span><text:span text:style-name="T5">customers</text:span><text:span text:style-name="T2">) : </text:span><text:span text:style-name="T1">null</text:span><text:span text:style-name="T2">;</text:span></text:p>
      <text:p text:style-name="P1"><text:span text:style-name="T5">$business</text:span><text:span text:style-name="T2">-&gt;</text:span><text:span text:style-name="T5">where</text:span><text:span text:style-name="T2"> = </text:span><text:span text:style-name="T5">$request</text:span><text:span text:style-name="T2">-&gt;</text:span><text:span text:style-name="T5">customer_base</text:span><text:span text:style-name="T2"> ? </text:span><text:span text:style-name="T4">implode</text:span><text:span text:style-name="T2">(</text:span><text:span text:style-name="T7">','</text:span><text:span text:style-name="T2">, </text:span><text:span text:style-name="T5">$request</text:span><text:span text:style-name="T2">-&gt;</text:span><text:span text:style-name="T5">customer_base</text:span><text:span text:style-name="T2">) : </text:span><text:span text:style-name="T1">null</text:span><text:span text:style-name="T2">;</text:span></text:p>
      <text:p text:style-name="P1"><text:span text:style-name="T5">$business</text:span><text:span text:style-name="T2">-&gt;</text:span><text:span text:style-name="T5">sectors</text:span><text:span text:style-name="T2"> = </text:span><text:span text:style-name="T5">$request</text:span><text:span text:style-name="T2">-&gt;</text:span><text:span text:style-name="T5">sectors</text:span><text:span text:style-name="T2"> ? </text:span><text:span text:style-name="T4">implode</text:span><text:span text:style-name="T2">(</text:span><text:span text:style-name="T7">','</text:span><text:span text:style-name="T2">, </text:span><text:span text:style-name="T5">$request</text:span><text:span text:style-name="T2">-&gt;</text:span><text:span text:style-name="T5">sectors</text:span><text:span text:style-name="T2">) : </text:span><text:span text:style-name="T1">null</text:span><text:span text:style-name="T2">;</text:span></text:p>
      <text:p text:style-name="P1"><text:span text:style-name="T5">$business</text:span><text:span text:style-name="T2">-&gt;</text:span><text:span text:style-name="T5">countries</text:span><text:span text:style-name="T2"> = </text:span><text:span text:style-name="T5">$request</text:span><text:span text:style-name="T2">-&gt;</text:span><text:span text:style-name="T5">countries</text:span><text:span text:style-name="T2"> ? </text:span><text:span text:style-name="T4">implode</text:span><text:span text:style-name="T2">(</text:span><text:span text:style-name="T7">','</text:span><text:span text:style-name="T2">, </text:span><text:span text:style-name="T5">$request</text:span><text:span text:style-name="T2">-&gt;</text:span><text:span text:style-name="T5">countries</text:span><text:span text:style-name="T2">) : </text:span><text:span text:style-name="T1">null</text:span><text:span text:style-name="T2">;</text:span></text:p>
      <text:p text:style-name="P5"/>
      <text:p text:style-name="P1"><text:span text:style-name="T5">$business</text:span><text:span text:style-name="T2">-&gt;</text:span><text:span text:style-name="T5">website</text:span><text:span text:style-name="T2"> = </text:span><text:span text:style-name="T5">$request</text:span><text:span text:style-name="T2">-&gt;</text:span><text:span text:style-name="T5">website</text:span><text:span text:style-name="T2">;</text:span></text:p>
      <text:p text:style-name="P5"/>
      <text:p text:style-name="P4">// Combine social media links into JSON</text:p>
      <text:p text:style-name="P1"><text:span text:style-name="T5">$business</text:span><text:span text:style-name="T2">-&gt;</text:span><text:span text:style-name="T5">instagram</text:span><text:span text:style-name="T2"> = </text:span><text:span text:style-name="T5">$request</text:span><text:span text:style-name="T2">-&gt;</text:span><text:span text:style-name="T5">instagram</text:span><text:span text:style-name="T2">;</text:span></text:p>
      <text:p text:style-name="P1"><text:span text:style-name="T5">$business</text:span><text:span text:style-name="T2">-&gt;</text:span><text:span text:style-name="T5">linkedin</text:span><text:span text:style-name="T2"> = </text:span><text:span text:style-name="T5">$request</text:span><text:span text:style-name="T2">-&gt;</text:span><text:span text:style-name="T5">linkedin</text:span><text:span text:style-name="T2">;</text:span></text:p>
      <text:p text:style-name="P1"><text:span text:style-name="T5">$business</text:span><text:span text:style-name="T2">-&gt;</text:span><text:span text:style-name="T5">facebook</text:span><text:span text:style-name="T2"> = </text:span><text:span text:style-name="T5">$request</text:span><text:span text:style-name="T2">-&gt;</text:span><text:span text:style-name="T5">facebook</text:span><text:span text:style-name="T2">;</text:span></text:p>
      <text:p text:style-name="P1"><text:span text:style-name="T5">$business</text:span><text:span text:style-name="T2">-&gt;</text:span><text:span text:style-name="T5">tiktok</text:span><text:span text:style-name="T2"> = </text:span><text:span text:style-name="T5">$request</text:span><text:span text:style-name="T2">-&gt;</text:span><text:span text:style-name="T5">tiktok</text:span><text:span text:style-name="T2">;</text:span></text:p>
      <text:p text:style-name="P1"><text:span text:style-name="T5">$business</text:span><text:span text:style-name="T2">-&gt;</text:span><text:span text:style-name="T5">twitter</text:span><text:span text:style-name="T2"> = </text:span><text:span text:style-name="T5">$request</text:span><text:span text:style-name="T2">-&gt;</text:span><text:span text:style-name="T5">twitter</text:span><text:span text:style-name="T2">;</text:span></text:p>
      <text:p text:style-name="P1"><text:span text:style-name="T5">$business</text:span><text:span text:style-name="T2">-&gt;</text:span><text:span text:style-name="T5">youtube</text:span><text:span text:style-name="T2"> = </text:span><text:span text:style-name="T5">$request</text:span><text:span text:style-name="T2">-&gt;</text:span><text:span text:style-name="T5">youtube</text:span><text:span text:style-name="T2">;</text:span></text:p>
      <text:p text:style-name="P6"/>
      <text:p text:style-name="P1"><text:span text:style-name="T5">$business</text:span><text:span text:style-name="T2">-&gt;</text:span><text:span text:style-name="T4">save</text:span><text:span text:style-name="T2">();</text:span></text:p>
      <text:p text:style-name="P5"/>
      <text:p text:style-name="P1"><text:span text:style-name="T6">return</text:span><text:span text:style-name="T2"> </text:span><text:span text:style-name="T4">redirect</text:span><text:span text:style-name="T2">()-&gt;</text:span><text:span text:style-name="T4">back</text:span><text:span text:style-name="T2">()-&gt;</text:span><text:span text:style-name="T4">with</text:span><text:span text:style-name="T2">(</text:span><text:span text:style-name="T7">'success'</text:span><text:span text:style-name="T2">, </text:span><text:span text:style-name="T7">'Venture profile submitted successfully!'</text:span><text:span text:style-name="T2">);</text:span></text:p>
      <text:p text:style-name="P3">}</text:p>
      <text:p text:style-name="P3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2T11:29:48.978601413</meta:creation-date>
    <dc:date>2025-06-12T11:30:05.597480511</dc:date>
    <meta:editing-duration>PT17S</meta:editing-duration>
    <meta:editing-cycles>1</meta:editing-cycles>
    <meta:document-statistic meta:table-count="0" meta:image-count="0" meta:object-count="0" meta:page-count="2" meta:paragraph-count="61" meta:word-count="197" meta:character-count="2158" meta:non-whitespace-character-count="2022"/>
    <meta:generator>LibreOffice/6.4.7.2$Linux_X86_64 LibreOffice_project/40$Build-2</meta:generator>
  </office:meta>
</office:document-meta>
</file>